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OpenSans" svg:font-family="OpenSans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701cm" fo:margin-left="0cm" table:align="left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5.001cm"/>
    </style:style>
    <style:style style:name="Таблица1.D" style:family="table-column">
      <style:table-column-properties style:column-width="7.0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78d" officeooo:paragraph-rsid="0003b78d"/>
    </style:style>
    <style:style style:name="P2" style:family="paragraph" style:parent-style-name="Standard">
      <style:text-properties officeooo:rsid="0005a1a5" officeooo:paragraph-rsid="0005a1a5"/>
    </style:style>
    <style:style style:name="P3" style:family="paragraph" style:parent-style-name="Standard">
      <style:paragraph-properties fo:text-align="justify" style:justify-single-word="false"/>
      <style:text-properties officeooo:rsid="0005a1a5" officeooo:paragraph-rsid="0005a1a5"/>
    </style:style>
    <style:style style:name="P4" style:family="paragraph" style:parent-style-name="Standard">
      <style:paragraph-properties fo:text-align="justify" style:justify-single-word="false"/>
      <style:text-properties officeooo:rsid="00065546" officeooo:paragraph-rsid="00065546"/>
    </style:style>
    <style:style style:name="P5" style:family="paragraph" style:parent-style-name="Table_20_Contents">
      <style:text-properties officeooo:rsid="0003b78d" officeooo:paragraph-rsid="0003b78d"/>
    </style:style>
    <style:style style:name="P6" style:family="paragraph" style:parent-style-name="Table_20_Contents">
      <style:text-properties officeooo:paragraph-rsid="0003b78d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/>
    </style:style>
    <style:style style:name="P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05050" style:font-name="OpenSans" fo:font-size="9pt" fo:letter-spacing="normal" fo:font-style="normal" fo:font-weight="normal" officeooo:paragraph-rsid="0003b78d"/>
    </style:style>
    <style:style style:name="P9" style:family="paragraph" style:parent-style-name="Preformatted_20_Text">
      <style:text-properties fo:color="#000080" style:font-name="DejaVu Sans Mono" fo:font-weight="bold" officeooo:paragraph-rsid="0003b78d"/>
    </style:style>
    <style:style style:name="P10" style:family="paragraph" style:parent-style-name="Preformatted_20_Text">
      <style:text-properties fo:color="#000080" style:font-name="DejaVu Sans Mono" fo:font-weight="bold" officeooo:paragraph-rsid="0005a1a5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officeooo:paragraph-rsid="0005a1a5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80" style:font-name="DejaVu Sans Mono" fo:font-weight="bold" officeooo:paragraph-rsid="0005a1a5"/>
    </style:style>
    <style:style style:name="P15" style:family="paragraph" style:parent-style-name="Standard">
      <style:text-properties officeooo:rsid="0005a1a5" officeooo:paragraph-rsid="00070160"/>
    </style:style>
    <style:style style:name="T1" style:family="text">
      <style:text-properties officeooo:rsid="0003b78d"/>
    </style:style>
    <style:style style:name="T2" style:family="text">
      <style:text-properties fo:color="#ff3333"/>
    </style:style>
    <style:style style:name="T3" style:family="text">
      <style:text-properties fo:color="#ff3333" officeooo:rsid="0003b78d"/>
    </style:style>
    <style:style style:name="T4" style:family="text">
      <style:text-properties fo:color="#ff3333" style:font-name="DejaVu Sans Mono"/>
    </style:style>
    <style:style style:name="T5" style:family="text">
      <style:text-properties fo:color="#ff3333" style:font-name="DejaVu Sans Mono" officeooo:rsid="0005a1a5"/>
    </style:style>
    <style:style style:name="T6" style:family="text">
      <style:text-properties style:font-name="DejaVu Sans Mono"/>
    </style:style>
    <style:style style:name="T7" style:family="text">
      <style:text-properties fo:color="#000080"/>
    </style:style>
    <style:style style:name="T8" style:family="text">
      <style:text-properties officeooo:rsid="000701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-функции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Название</text:p>
          </table:table-cell>
          <table:table-cell table:style-name="Таблица1.A1" office:value-type="string">
            <text:p text:style-name="P5">Метод</text:p>
          </table:table-cell>
          <table:table-cell table:style-name="Таблица1.A1" office:value-type="string">
            <text:p text:style-name="P5">URL</text:p>
          </table:table-cell>
          <table:table-cell table:style-name="Таблица1.D1" office:value-type="string">
            <text:p text:style-name="P5">Body</text:p>
          </table:table-cell>
        </table:table-row>
        <table:table-row>
          <table:table-cell table:style-name="Таблица1.A2" office:value-type="string">
            <text:p text:style-name="P5">Получение списка пользователей</text:p>
          </table:table-cell>
          <table:table-cell table:style-name="Таблица1.A2" office:value-type="string">
            <text:p text:style-name="P5">GET</text:p>
          </table:table-cell>
          <table:table-cell table:style-name="Таблица1.A2" office:value-type="string">
            <text:p text:style-name="P7">127.0.0.1:8000/api/<text:span text:style-name="T1">users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  <table:table-row>
          <table:table-cell table:style-name="Таблица1.A2" office:value-type="string">
            <text:p text:style-name="P5">Получение пользователя по id</text:p>
          </table:table-cell>
          <table:table-cell table:style-name="Таблица1.A2" office:value-type="string">
            <text:p text:style-name="P5">GET</text:p>
          </table:table-cell>
          <table:table-cell table:style-name="Таблица1.A2" office:value-type="string">
            <text:p text:style-name="P8">127.0.0.1:8000/api/<text:span text:style-name="T1">users/</text:span><text:span text:style-name="T3">id</text:span><text:span text:style-name="T1">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  <table:table-row>
          <table:table-cell table:style-name="Таблица1.A2" office:value-type="string">
            <text:p text:style-name="P5">Создание пользователя</text:p>
          </table:table-cell>
          <table:table-cell table:style-name="Таблица1.A2" office:value-type="string">
            <text:p text:style-name="P5">POST</text:p>
          </table:table-cell>
          <table:table-cell table:style-name="Таблица1.A2" office:value-type="string">
            <text:p text:style-name="P8">127.0.0.1:8000/api/<text:span text:style-name="T1">users/</text:span></text:p>
          </table:table-cell>
          <table:table-cell table:style-name="Таблица1.D2" office:value-type="string">
            <text:p text:style-name="P5">{</text:p>
            <text:p text:style-name="P5"><text:s text:c="4"/>"username": "<text:span text:style-name="T2">USERNAME</text:span>",</text:p>
            <text:p text:style-name="P5"><text:s text:c="4"/>"email": "<text:span text:style-name="T2">EMAIL</text:span>",</text:p>
            <text:p text:style-name="P5"><text:s text:c="4"/>"groups": []</text:p>
            <text:p text:style-name="P5">}</text:p>
          </table:table-cell>
        </table:table-row>
        <table:table-row>
          <table:table-cell table:style-name="Таблица1.A2" office:value-type="string">
            <text:p text:style-name="P5">Редактирование записи о пользователе</text:p>
          </table:table-cell>
          <table:table-cell table:style-name="Таблица1.A2" office:value-type="string">
            <text:p text:style-name="P5">PUT</text:p>
          </table:table-cell>
          <table:table-cell table:style-name="Таблица1.A2" office:value-type="string">
            <text:p text:style-name="P8">127.0.0.1:8000/api/<text:span text:style-name="T1">users/</text:span><text:span text:style-name="T3">id</text:span><text:span text:style-name="T1">/</text:span></text:p>
          </table:table-cell>
          <table:table-cell table:style-name="Таблица1.D2" office:value-type="string">
            <text:p text:style-name="P5">{</text:p>
            <text:p text:style-name="P5"><text:s text:c="4"/>"username": "<text:span text:style-name="T2">USERNAME</text:span>",</text:p>
            <text:p text:style-name="P5"><text:s text:c="4"/>"email": "<text:span text:style-name="T2">EMAIL</text:span>",</text:p>
            <text:p text:style-name="P5"><text:s text:c="4"/>"groups": []</text:p>
            <text:p text:style-name="P5">}</text:p>
          </table:table-cell>
        </table:table-row>
        <table:table-row>
          <table:table-cell table:style-name="Таблица1.A2" office:value-type="string">
            <text:p text:style-name="P5">Удаление пользователя</text:p>
          </table:table-cell>
          <table:table-cell table:style-name="Таблица1.A2" office:value-type="string">
            <text:p text:style-name="P5">DELETE</text:p>
          </table:table-cell>
          <table:table-cell table:style-name="Таблица1.A2" office:value-type="string">
            <text:p text:style-name="P8">127.0.0.1:8000/api/<text:span text:style-name="T1">users/</text:span><text:span text:style-name="T3">id</text:span><text:span text:style-name="T1">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">Получение списка событий</text:p>
          </table:table-cell>
          <table:table-cell table:style-name="Таблица1.A2" office:value-type="string">
            <text:p text:style-name="P5">GET</text:p>
          </table:table-cell>
          <table:table-cell table:style-name="Таблица1.A2" office:value-type="string">
            <text:p text:style-name="P8">127.0.0.1:8000/api/<text:span text:style-name="T1">events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  <table:table-row>
          <table:table-cell table:style-name="Таблица1.A2" office:value-type="string">
            <text:p text:style-name="P5">Получение события по id</text:p>
          </table:table-cell>
          <table:table-cell table:style-name="Таблица1.A2" office:value-type="string">
            <text:p text:style-name="P5">GET</text:p>
          </table:table-cell>
          <table:table-cell table:style-name="Таблица1.A2" office:value-type="string">
            <text:p text:style-name="P8">127.0.0.1:8000/api/<text:span text:style-name="T1">events/</text:span><text:span text:style-name="T3">id</text:span><text:span text:style-name="T1">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  <table:table-row>
          <table:table-cell table:style-name="Таблица1.A2" office:value-type="string">
            <text:p text:style-name="P5">Создание события</text:p>
          </table:table-cell>
          <table:table-cell table:style-name="Таблица1.A2" office:value-type="string">
            <text:p text:style-name="P5">POST</text:p>
          </table:table-cell>
          <table:table-cell table:style-name="Таблица1.A2" office:value-type="string">
            <text:p text:style-name="P8">127.0.0.1:8000/api/<text:span text:style-name="T1">events/</text:span></text:p>
          </table:table-cell>
          <table:table-cell table:style-name="Таблица1.D2" office:value-type="string">
            <text:p text:style-name="P9">{</text:p>
            <text:p text:style-name="P11"><text:span text:style-name="T7"><text:s text:c="4"/></text:span><text:span text:style-name="T6">"author": </text:span><text:span text:style-name="T4">"http://127.0.0.1:8000/api/users/1/"</text:span><text:span text:style-name="T6">,</text:span></text:p>
            <text:p text:style-name="P11"><text:s text:c="4"/><text:span text:style-name="T6">"title": "</text:span><text:span text:style-name="T5">title</text:span><text:span text:style-name="T6">",</text:span></text:p>
            <text:p text:style-name="P11"><text:s text:c="4"/><text:span text:style-name="T6">"text": "</text:span><text:span text:style-name="T5">text</text:span><text:span text:style-name="T6">",</text:span></text:p>
            <text:p text:style-name="P11"><text:s text:c="4"/><text:span text:style-name="T6">"hazard_lvl": "</text:span><text:span text:style-name="T4">Критический</text:span><text:span text:style-name="T6">",</text:span></text:p>
            <text:p text:style-name="P11"><text:s text:c="4"/><text:span text:style-name="T6">"event_date": </text:span><text:span text:style-name="T4">"2018-01-13 10:47:43"</text:span></text:p>
            <text:p text:style-name="P13">}</text:p>
            <text:p text:style-name="P6"/>
          </table:table-cell>
        </table:table-row>
        <table:table-row>
          <table:table-cell table:style-name="Таблица1.A2" office:value-type="string">
            <text:p text:style-name="P5">Редактирование записи о событии</text:p>
          </table:table-cell>
          <table:table-cell table:style-name="Таблица1.A2" office:value-type="string">
            <text:p text:style-name="P5">PUT</text:p>
          </table:table-cell>
          <table:table-cell table:style-name="Таблица1.A2" office:value-type="string">
            <text:p text:style-name="P8">127.0.0.1:8000/api/<text:span text:style-name="T1">events/</text:span><text:span text:style-name="T3">id</text:span><text:span text:style-name="T1">/</text:span></text:p>
          </table:table-cell>
          <table:table-cell table:style-name="Таблица1.D2" office:value-type="string">
            <text:p text:style-name="P10">{</text:p>
            <text:p text:style-name="P12"><text:span text:style-name="T7"><text:s text:c="4"/></text:span><text:span text:style-name="T6">"author": </text:span><text:span text:style-name="T4">"http://127.0.0.1:8000/api/users/1/"</text:span><text:span text:style-name="T6">,</text:span></text:p>
            <text:p text:style-name="P12"><text:s text:c="4"/><text:span text:style-name="T6">"title": "</text:span><text:span text:style-name="T5">title</text:span><text:span text:style-name="T6">",</text:span></text:p>
            <text:p text:style-name="P12"><text:s text:c="4"/><text:span text:style-name="T6">"text": "</text:span><text:span text:style-name="T5">text</text:span><text:span text:style-name="T6">",</text:span></text:p>
            <text:p text:style-name="P12"><text:s text:c="4"/><text:span text:style-name="T6">"hazard_lvl": "</text:span><text:span text:style-name="T4">Критический</text:span><text:span text:style-name="T6">",</text:span></text:p>
            <text:p text:style-name="P12"><text:s text:c="4"/><text:span text:style-name="T6">"event_date": </text:span><text:span text:style-name="T4">"2018-01-13 10:47:43"</text:span></text:p>
            <text:p text:style-name="P14">}</text:p>
          </table:table-cell>
        </table:table-row>
        <table:table-row>
          <table:table-cell table:style-name="Таблица1.A2" office:value-type="string">
            <text:p text:style-name="P5">Удаление события</text:p>
          </table:table-cell>
          <table:table-cell table:style-name="Таблица1.A2" office:value-type="string">
            <text:p text:style-name="P5">DELETE</text:p>
          </table:table-cell>
          <table:table-cell table:style-name="Таблица1.A2" office:value-type="string">
            <text:p text:style-name="P8">127.0.0.1:8000/api/<text:span text:style-name="T1">events/</text:span><text:span text:style-name="T3">id</text:span><text:span text:style-name="T1">/</text:span></text:p>
          </table:table-cell>
          <table:table-cell table:style-name="Таблица1.D2" office:value-type="string">
            <text:p text:style-name="P5">Не требуется</text:p>
          </table:table-cell>
        </table:table-row>
      </table:table>
      <text:p text:style-name="P1"/>
      <text:p text:style-name="P1"/>
      <text:p text:style-name="P15"><text:soft-page-break/>При обращении к API-функциям, необходимо передать заголовки (headers). Для всех функци они будут одинаковыми:</text:p>
      <text:p text:style-name="P15"/>
      <text:p text:style-name="P15">Content-Type:Application/json — для сообщения серверу формата передаваемого сообщения (json)</text:p>
      <text:p text:style-name="P15"/>
      <text:p text:style-name="P15">Authorization: Token 90f65337e4fe9d821bd4a80b04cb6bf331bb60fe — для аутентификации пользователя <text:span text:style-name="T8">(вместо этой последовательности символов нужно вставить вашу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OpenSans" svg:font-family="OpenSans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07:16.352863784</meta:creation-date>
    <dc:date>2018-01-28T15:04:31.163728476</dc:date>
    <meta:editing-duration>PT8M55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68" meta:word-count="144" meta:character-count="1479" meta:non-whitespace-character-count="1337"/>
  </office:meta>
</office:document-meta>
</file>